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fill-color="#808080" draw:opacity="100%" draw:textarea-horizontal-align="justify" draw:textarea-vertical-align="middle" draw:auto-grow-height="false" fo:padding-top="0.14cm" fo:padding-bottom="0.14cm" fo:padding-left="0.265cm" fo:padding-right="0.265cm" draw:shadow-opacity="100%"/>
    </style:style>
    <style:style style:name="gr2" style:family="graphic" style:parent-style-name="standard">
      <style:graphic-properties svg:stroke-width="0.03cm" draw:marker-start-width="0.35cm" draw:marker-end-width="0.35cm" draw:fill-color="#ffffff" draw:opacity="100%" draw:textarea-horizontal-align="justify" draw:textarea-vertical-align="middle" draw:auto-grow-height="false" fo:padding-top="0.14cm" fo:padding-bottom="0.14cm" fo:padding-left="0.265cm" fo:padding-right="0.265cm" draw:shadow-opacity="100%"/>
    </style:style>
    <style:style style:name="gr3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19cm" fo:min-width="0.2cm" fo:padding-top="0.1cm" fo:padding-bottom="0.1cm" fo:padding-left="0.1cm" fo:padding-right="0.1cm"/>
    </style:style>
    <style:style style:name="gr5" style:family="graphic" style:parent-style-name="standard">
      <style:graphic-properties svg:stroke-width="0.03cm" draw:marker-start-width="0.35cm" draw:marker-end-width="0.35cm" draw:fill-color="#c0c0c0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.39cm" fo:min-width="0.197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8cm" svg:x="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6cm" svg:x="3.1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3" draw:text-style-name="P1" draw:layer="layout" svg:width="0.2cm" svg:height="0.2cm" svg:x="3.712cm" svg:y="6.005cm">
          <text:p/>
        </draw:circle>
        <draw:circle draw:style-name="gr3" draw:text-style-name="P1" draw:layer="layout" svg:width="0.2cm" svg:height="0.2cm" svg:x="3.713cm" svg:y="6.405cm">
          <text:p/>
        </draw:circle>
        <draw:circle draw:style-name="gr3" draw:text-style-name="P1" draw:layer="layout" svg:width="0.2cm" svg:height="0.2cm" svg:x="3.312cm" svg:y="6.005cm">
          <text:p/>
        </draw:circle>
        <draw:circle draw:style-name="gr3" draw:text-style-name="P1" draw:layer="layout" svg:width="0.2cm" svg:height="0.2cm" svg:x="3.313cm" svg:y="6.005cm">
          <text:p/>
        </draw:circle>
        <draw:circle draw:style-name="gr3" draw:text-style-name="P1" draw:layer="layout" svg:width="0.2cm" svg:height="0.2cm" svg:x="3.313cm" svg:y="6.405cm">
          <text:p/>
        </draw:circle>
        <draw:circle draw:style-name="gr3" draw:text-style-name="P1" draw:layer="layout" svg:width="0.2cm" svg:height="0.2cm" svg:x="3.314cm" svg:y="6.405cm">
          <text:p/>
        </draw:circle>
        <draw:circle draw:style-name="gr3" draw:text-style-name="P1" draw:layer="layout" svg:width="0.2cm" svg:height="0.2cm" svg:x="3.712cm" svg:y="6.805cm">
          <text:p/>
        </draw:circle>
        <draw:circle draw:style-name="gr3" draw:text-style-name="P1" draw:layer="layout" svg:width="0.2cm" svg:height="0.2cm" svg:x="3.713cm" svg:y="6.805cm">
          <text:p/>
        </draw:circle>
        <draw:circle draw:style-name="gr3" draw:text-style-name="P1" draw:layer="layout" svg:width="0.2cm" svg:height="0.2cm" svg:x="3.312cm" svg:y="6.805cm">
          <text:p/>
        </draw:circle>
        <draw:circle draw:style-name="gr3" draw:text-style-name="P1" draw:layer="layout" svg:width="0.2cm" svg:height="0.2cm" svg:x="3.313cm" svg:y="6.805cm">
          <text:p/>
        </draw:circle>
        <draw:frame draw:style-name="gr4" draw:text-style-name="P2" draw:layer="layout" svg:width="0.294cm" svg:height="0.519cm" svg:x="3.8cm" svg:y="6.9cm">
          <draw:text-box>
            <text:p><text:span text:style-name="T1">1</text:span></text:p>
          </draw:text-box>
        </draw:frame>
        <draw:custom-shape draw:style-name="gr5" draw:text-style-name="P1" draw:layer="layout" svg:width="0.101cm" svg:height="0.4cm" svg:x="4.1cm" svg:y="6.3cm">
          <text:p/>
          <draw:enhanced-geometry svg:viewBox="0 0 21600 21600" draw:type="rectangle" draw:enhanced-path="M 0 0 L 21600 0 21600 21600 0 21600 0 0 Z N"/>
        </draw:custom-shape>
        <draw:circle draw:style-name="gr3" draw:text-style-name="P1" draw:layer="layout" svg:width="0.2cm" svg:height="0.2cm" svg:x="3.713cm" svg:y="6.005cm">
          <text:p/>
        </draw:circle>
        <draw:circle draw:style-name="gr3" draw:text-style-name="P1" draw:layer="layout" svg:width="0.2cm" svg:height="0.2cm" svg:x="3.714cm" svg:y="6.405cm">
          <text:p/>
        </draw:circle>
        <draw:frame draw:style-name="gr6" draw:text-style-name="P3" draw:layer="layout" svg:width="0.397cm" svg:height="0.59cm" svg:x="2.503cm" svg:y="5.81cm">
          <draw:text-box>
            <text:p><text:span text:style-name="T2">6</text:span></text:p>
          </draw:text-box>
        </draw:frame>
        <draw:frame draw:style-name="gr6" draw:text-style-name="P3" draw:layer="layout" svg:width="0.597cm" svg:height="0.59cm" svg:x="1.803cm" svg:y="6.6cm">
          <draw:text-box>
            <text:p><text:span text:style-name="T2">5V</text:span></text:p>
          </draw:text-box>
        </draw:frame>
        <draw:frame draw:style-name="gr4" draw:text-style-name="P2" draw:layer="layout" svg:width="0.306cm" svg:height="0.519cm" svg:x="3.094cm" svg:y="6.901cm">
          <draw:text-box>
            <text:p><text:span text:style-name="T1">2</text:span></text:p>
          </draw:text-box>
        </draw:frame>
        <draw:frame draw:style-name="gr4" draw:text-style-name="P2" draw:layer="layout" svg:width="0.294cm" svg:height="0.519cm" svg:x="3.8cm" svg:y="5.6cm">
          <draw:text-box>
            <text:p><text:span text:style-name="T1">5</text:span></text:p>
          </draw:text-box>
        </draw:frame>
        <draw:frame draw:style-name="gr4" draw:text-style-name="P2" draw:layer="layout" svg:width="0.306cm" svg:height="0.519cm" svg:x="3.094cm" svg:y="5.601cm">
          <draw:text-box>
            <text:p><text:span text:style-name="T1">6</text:span></text:p>
          </draw:text-box>
        </draw:frame>
        <draw:frame draw:style-name="gr6" draw:text-style-name="P3" draw:layer="layout" svg:width="0.397cm" svg:height="0.59cm" svg:x="2.504cm" svg:y="6.21cm">
          <draw:text-box>
            <text:p><text:span text:style-name="T2">4</text:span></text:p>
          </draw:text-box>
        </draw:frame>
        <draw:frame draw:style-name="gr6" draw:text-style-name="P3" draw:layer="layout" svg:width="0.597cm" svg:height="0.59cm" svg:x="4.804cm" svg:y="6.2cm">
          <draw:text-box>
            <text:p><text:span text:style-name="T2">0V</text:span></text:p>
          </draw:text-box>
        </draw:frame>
        <draw:frame draw:style-name="gr6" draw:text-style-name="P3" draw:layer="layout" svg:width="0.397cm" svg:height="0.59cm" svg:x="2.505cm" svg:y="6.61cm">
          <draw:text-box>
            <text:p><text:span text:style-name="T2">2</text:span></text:p>
          </draw:text-box>
        </draw:frame>
        <draw:frame draw:style-name="gr6" draw:text-style-name="P3" draw:layer="layout" svg:width="0.595cm" svg:height="0.59cm" svg:x="1.805cm" svg:y="5.8cm">
          <draw:text-box>
            <text:p><text:span text:style-name="T2">AC+</text:span></text:p>
          </draw:text-box>
        </draw:frame>
        <draw:frame draw:style-name="gr6" draw:text-style-name="P3" draw:layer="layout" svg:width="0.397cm" svg:height="0.59cm" svg:x="4.304cm" svg:y="5.81cm">
          <draw:text-box>
            <text:p><text:span text:style-name="T2">5</text:span></text:p>
          </draw:text-box>
        </draw:frame>
        <draw:frame draw:style-name="gr6" draw:text-style-name="P3" draw:layer="layout" svg:width="0.397cm" svg:height="0.59cm" svg:x="4.305cm" svg:y="6.21cm">
          <draw:text-box>
            <text:p><text:span text:style-name="T2">3</text:span></text:p>
          </draw:text-box>
        </draw:frame>
        <draw:frame draw:style-name="gr6" draw:text-style-name="P3" draw:layer="layout" svg:width="0.397cm" svg:height="0.59cm" svg:x="4.306cm" svg:y="6.61cm">
          <draw:text-box>
            <text:p><text:span text:style-name="T2">1</text:span></text:p>
          </draw:text-box>
        </draw:frame>
        <draw:frame draw:style-name="gr6" draw:text-style-name="P3" draw:layer="layout" svg:width="0.597cm" svg:height="0.59cm" svg:x="4.804cm" svg:y="6.6cm">
          <draw:text-box>
            <text:p><text:span text:style-name="T2">5V</text:span></text:p>
          </draw:text-box>
        </draw:frame>
        <draw:frame draw:style-name="gr6" draw:text-style-name="P3" draw:layer="layout" svg:width="0.595cm" svg:height="0.59cm" svg:x="1.805cm" svg:y="6.21cm">
          <draw:text-box>
            <text:p><text:span text:style-name="T2">AC-</text:span></text:p>
          </draw:text-box>
        </draw:frame>
        <draw:frame draw:style-name="gr6" draw:text-style-name="P3" draw:layer="layout" svg:width="0.594cm" svg:height="0.59cm" svg:x="4.806cm" svg:y="5.8cm">
          <draw:text-box>
            <text:p><text:span text:style-name="T2">AC+</text:span></text:p>
          </draw:text-box>
        </draw:frame>
        <draw:custom-shape draw:style-name="gr1" draw:text-style-name="P1" draw:layer="layout" svg:width="1.4cm" svg:height="1.8cm" svg:x="2.9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6cm" svg:x="3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3" draw:text-style-name="P1" draw:layer="layout" svg:width="0.2cm" svg:height="0.2cm" svg:x="3.712cm" svg:y="9.005cm">
          <text:p/>
        </draw:circle>
        <draw:circle draw:style-name="gr3" draw:text-style-name="P1" draw:layer="layout" svg:width="0.2cm" svg:height="0.2cm" svg:x="3.713cm" svg:y="9.405cm">
          <text:p/>
        </draw:circle>
        <draw:circle draw:style-name="gr3" draw:text-style-name="P1" draw:layer="layout" svg:width="0.2cm" svg:height="0.2cm" svg:x="3.312cm" svg:y="9.005cm">
          <text:p/>
        </draw:circle>
        <draw:circle draw:style-name="gr3" draw:text-style-name="P1" draw:layer="layout" svg:width="0.2cm" svg:height="0.2cm" svg:x="3.313cm" svg:y="9.005cm">
          <text:p/>
        </draw:circle>
        <draw:circle draw:style-name="gr3" draw:text-style-name="P1" draw:layer="layout" svg:width="0.2cm" svg:height="0.2cm" svg:x="3.313cm" svg:y="9.405cm">
          <text:p/>
        </draw:circle>
        <draw:circle draw:style-name="gr3" draw:text-style-name="P1" draw:layer="layout" svg:width="0.2cm" svg:height="0.2cm" svg:x="3.314cm" svg:y="9.405cm">
          <text:p/>
        </draw:circle>
        <draw:circle draw:style-name="gr3" draw:text-style-name="P1" draw:layer="layout" svg:width="0.2cm" svg:height="0.2cm" svg:x="3.712cm" svg:y="9.805cm">
          <text:p/>
        </draw:circle>
        <draw:circle draw:style-name="gr3" draw:text-style-name="P1" draw:layer="layout" svg:width="0.2cm" svg:height="0.2cm" svg:x="3.713cm" svg:y="9.805cm">
          <text:p/>
        </draw:circle>
        <draw:circle draw:style-name="gr3" draw:text-style-name="P1" draw:layer="layout" svg:width="0.2cm" svg:height="0.2cm" svg:x="3.312cm" svg:y="9.805cm">
          <text:p/>
        </draw:circle>
        <draw:circle draw:style-name="gr3" draw:text-style-name="P1" draw:layer="layout" svg:width="0.2cm" svg:height="0.2cm" svg:x="3.313cm" svg:y="9.805cm">
          <text:p/>
        </draw:circle>
        <draw:frame draw:style-name="gr4" draw:text-style-name="P2" draw:layer="layout" svg:width="0.294cm" svg:height="0.519cm" svg:x="3cm" svg:y="8.7cm">
          <draw:text-box>
            <text:p><text:span text:style-name="T1">1</text:span></text:p>
          </draw:text-box>
        </draw:frame>
        <draw:custom-shape draw:style-name="gr5" draw:text-style-name="P1" draw:layer="layout" svg:width="0.101cm" svg:height="0.4cm" svg:x="2.9cm" svg:y="9.3cm">
          <text:p/>
          <draw:enhanced-geometry svg:viewBox="0 0 21600 21600" draw:type="rectangle" draw:enhanced-path="M 0 0 L 21600 0 21600 21600 0 21600 0 0 Z N"/>
        </draw:custom-shape>
        <draw:circle draw:style-name="gr3" draw:text-style-name="P1" draw:layer="layout" svg:width="0.2cm" svg:height="0.2cm" svg:x="3.713cm" svg:y="9.005cm">
          <text:p/>
        </draw:circle>
        <draw:circle draw:style-name="gr3" draw:text-style-name="P1" draw:layer="layout" svg:width="0.2cm" svg:height="0.2cm" svg:x="3.714cm" svg:y="9.405cm">
          <text:p/>
        </draw:circle>
        <draw:frame draw:style-name="gr6" draw:text-style-name="P3" draw:layer="layout" svg:width="0.397cm" svg:height="0.59cm" svg:x="2.503cm" svg:y="8.81cm">
          <draw:text-box>
            <text:p><text:span text:style-name="T2">1</text:span></text:p>
          </draw:text-box>
        </draw:frame>
        <draw:frame draw:style-name="gr6" draw:text-style-name="P3" draw:layer="layout" svg:width="0.597cm" svg:height="0.59cm" svg:x="1.803cm" svg:y="8.8cm">
          <draw:text-box>
            <text:p><text:span text:style-name="T2">5V</text:span></text:p>
          </draw:text-box>
        </draw:frame>
        <draw:frame draw:style-name="gr4" draw:text-style-name="P2" draw:layer="layout" svg:width="0.306cm" svg:height="0.519cm" svg:x="3.894cm" svg:y="8.701cm">
          <draw:text-box>
            <text:p><text:span text:style-name="T1">2</text:span></text:p>
          </draw:text-box>
        </draw:frame>
        <draw:frame draw:style-name="gr4" draw:text-style-name="P2" draw:layer="layout" svg:width="0.294cm" svg:height="0.519cm" svg:x="3cm" svg:y="9.8cm">
          <draw:text-box>
            <text:p><text:span text:style-name="T1">5</text:span></text:p>
          </draw:text-box>
        </draw:frame>
        <draw:frame draw:style-name="gr4" draw:text-style-name="P2" draw:layer="layout" svg:width="0.306cm" svg:height="0.519cm" svg:x="3.894cm" svg:y="9.801cm">
          <draw:text-box>
            <text:p><text:span text:style-name="T1">6</text:span></text:p>
          </draw:text-box>
        </draw:frame>
        <draw:frame draw:style-name="gr6" draw:text-style-name="P3" draw:layer="layout" svg:width="0.397cm" svg:height="0.59cm" svg:x="2.504cm" svg:y="9.21cm">
          <draw:text-box>
            <text:p><text:span text:style-name="T2">3</text:span></text:p>
          </draw:text-box>
        </draw:frame>
        <draw:frame draw:style-name="gr6" draw:text-style-name="P3" draw:layer="layout" svg:width="0.597cm" svg:height="0.59cm" svg:x="1.804cm" svg:y="9.2cm">
          <draw:text-box>
            <text:p><text:span text:style-name="T2">0V</text:span></text:p>
          </draw:text-box>
        </draw:frame>
        <draw:frame draw:style-name="gr6" draw:text-style-name="P3" draw:layer="layout" svg:width="0.397cm" svg:height="0.59cm" svg:x="2.505cm" svg:y="9.61cm">
          <draw:text-box>
            <text:p><text:span text:style-name="T2">5</text:span></text:p>
          </draw:text-box>
        </draw:frame>
        <draw:frame draw:style-name="gr6" draw:text-style-name="P3" draw:layer="layout" svg:width="0.795cm" svg:height="0.59cm" svg:x="1.805cm" svg:y="9.6cm">
          <draw:text-box>
            <text:p><text:span text:style-name="T2">AC+</text:span></text:p>
          </draw:text-box>
        </draw:frame>
        <draw:frame draw:style-name="gr6" draw:text-style-name="P3" draw:layer="layout" svg:width="0.397cm" svg:height="0.59cm" svg:x="4.304cm" svg:y="8.81cm">
          <draw:text-box>
            <text:p><text:span text:style-name="T2">2</text:span></text:p>
          </draw:text-box>
        </draw:frame>
        <draw:frame draw:style-name="gr6" draw:text-style-name="P3" draw:layer="layout" svg:width="0.397cm" svg:height="0.59cm" svg:x="4.305cm" svg:y="9.21cm">
          <draw:text-box>
            <text:p><text:span text:style-name="T2">4</text:span></text:p>
          </draw:text-box>
        </draw:frame>
        <draw:frame draw:style-name="gr6" draw:text-style-name="P3" draw:layer="layout" svg:width="0.397cm" svg:height="0.59cm" svg:x="4.306cm" svg:y="9.61cm">
          <draw:text-box>
            <text:p><text:span text:style-name="T2">6</text:span></text:p>
          </draw:text-box>
        </draw:frame>
        <draw:frame draw:style-name="gr6" draw:text-style-name="P3" draw:layer="layout" svg:width="0.597cm" svg:height="0.59cm" svg:x="4.804cm" svg:y="8.8cm">
          <draw:text-box>
            <text:p><text:span text:style-name="T2">5V</text:span></text:p>
          </draw:text-box>
        </draw:frame>
        <draw:frame draw:style-name="gr6" draw:text-style-name="P3" draw:layer="layout" svg:width="0.795cm" svg:height="0.59cm" svg:x="4.805cm" svg:y="9.2cm">
          <draw:text-box>
            <text:p><text:span text:style-name="T2">AC-</text:span></text:p>
          </draw:text-box>
        </draw:frame>
        <draw:frame draw:style-name="gr6" draw:text-style-name="P3" draw:layer="layout" svg:width="0.795cm" svg:height="0.59cm" svg:x="4.806cm" svg:y="9.6cm">
          <draw:text-box>
            <text:p><text:span text:style-name="T2">AC+</text:span></text:p>
          </draw:text-box>
        </draw:frame>
        <draw:custom-shape draw:style-name="gr1" draw:text-style-name="P1" draw:layer="layout" svg:width="1.4cm" svg:height="1.8cm" svg:x="7.6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1.6cm" svg:x="7.7cm" svg:y="8.7cm">
          <text:p/>
          <draw:enhanced-geometry svg:viewBox="0 0 21600 21600" draw:type="rectangle" draw:enhanced-path="M 0 0 L 21600 0 21600 21600 0 21600 0 0 Z N"/>
        </draw:custom-shape>
        <draw:circle draw:style-name="gr3" draw:text-style-name="P1" draw:layer="layout" svg:width="0.2cm" svg:height="0.2cm" svg:x="8.412cm" svg:y="9.005cm">
          <text:p/>
        </draw:circle>
        <draw:circle draw:style-name="gr3" draw:text-style-name="P1" draw:layer="layout" svg:width="0.2cm" svg:height="0.2cm" svg:x="8.413cm" svg:y="9.405cm">
          <text:p/>
        </draw:circle>
        <draw:circle draw:style-name="gr3" draw:text-style-name="P1" draw:layer="layout" svg:width="0.2cm" svg:height="0.2cm" svg:x="8.012cm" svg:y="9.005cm">
          <text:p/>
        </draw:circle>
        <draw:circle draw:style-name="gr3" draw:text-style-name="P1" draw:layer="layout" svg:width="0.2cm" svg:height="0.2cm" svg:x="8.013cm" svg:y="9.005cm">
          <text:p/>
        </draw:circle>
        <draw:circle draw:style-name="gr3" draw:text-style-name="P1" draw:layer="layout" svg:width="0.2cm" svg:height="0.2cm" svg:x="8.013cm" svg:y="9.405cm">
          <text:p/>
        </draw:circle>
        <draw:circle draw:style-name="gr3" draw:text-style-name="P1" draw:layer="layout" svg:width="0.2cm" svg:height="0.2cm" svg:x="8.014cm" svg:y="9.405cm">
          <text:p/>
        </draw:circle>
        <draw:circle draw:style-name="gr3" draw:text-style-name="P1" draw:layer="layout" svg:width="0.2cm" svg:height="0.2cm" svg:x="8.412cm" svg:y="9.805cm">
          <text:p/>
        </draw:circle>
        <draw:circle draw:style-name="gr3" draw:text-style-name="P1" draw:layer="layout" svg:width="0.2cm" svg:height="0.2cm" svg:x="8.413cm" svg:y="9.805cm">
          <text:p/>
        </draw:circle>
        <draw:circle draw:style-name="gr3" draw:text-style-name="P1" draw:layer="layout" svg:width="0.2cm" svg:height="0.2cm" svg:x="8.012cm" svg:y="9.805cm">
          <text:p/>
        </draw:circle>
        <draw:circle draw:style-name="gr3" draw:text-style-name="P1" draw:layer="layout" svg:width="0.2cm" svg:height="0.2cm" svg:x="8.013cm" svg:y="9.805cm">
          <text:p/>
        </draw:circle>
        <draw:frame draw:style-name="gr4" draw:text-style-name="P2" draw:layer="layout" svg:width="0.294cm" svg:height="0.519cm" svg:x="7.7cm" svg:y="8.7cm">
          <draw:text-box>
            <text:p><text:span text:style-name="T1">1</text:span></text:p>
          </draw:text-box>
        </draw:frame>
        <draw:custom-shape draw:style-name="gr5" draw:text-style-name="P1" draw:layer="layout" svg:width="0.101cm" svg:height="0.4cm" svg:x="7.6cm" svg:y="9.3cm">
          <text:p/>
          <draw:enhanced-geometry svg:viewBox="0 0 21600 21600" draw:type="rectangle" draw:enhanced-path="M 0 0 L 21600 0 21600 21600 0 21600 0 0 Z N"/>
        </draw:custom-shape>
        <draw:circle draw:style-name="gr3" draw:text-style-name="P1" draw:layer="layout" svg:width="0.2cm" svg:height="0.2cm" svg:x="8.413cm" svg:y="9.005cm">
          <text:p/>
        </draw:circle>
        <draw:circle draw:style-name="gr3" draw:text-style-name="P1" draw:layer="layout" svg:width="0.2cm" svg:height="0.2cm" svg:x="8.414cm" svg:y="9.405cm">
          <text:p/>
        </draw:circle>
        <draw:frame draw:style-name="gr6" draw:text-style-name="P3" draw:layer="layout" svg:width="0.397cm" svg:height="0.59cm" svg:x="7.203cm" svg:y="8.81cm">
          <draw:text-box>
            <text:p><text:span text:style-name="T2">1</text:span></text:p>
          </draw:text-box>
        </draw:frame>
        <draw:frame draw:style-name="gr6" draw:text-style-name="P3" draw:layer="layout" svg:width="0.597cm" svg:height="0.59cm" svg:x="6.503cm" svg:y="8.8cm">
          <draw:text-box>
            <text:p><text:span text:style-name="T2">5V</text:span></text:p>
          </draw:text-box>
        </draw:frame>
        <draw:frame draw:style-name="gr4" draw:text-style-name="P2" draw:layer="layout" svg:width="0.306cm" svg:height="0.519cm" svg:x="8.594cm" svg:y="8.701cm">
          <draw:text-box>
            <text:p><text:span text:style-name="T1">2</text:span></text:p>
          </draw:text-box>
        </draw:frame>
        <draw:frame draw:style-name="gr4" draw:text-style-name="P2" draw:layer="layout" svg:width="0.294cm" svg:height="0.519cm" svg:x="7.7cm" svg:y="9.8cm">
          <draw:text-box>
            <text:p><text:span text:style-name="T1">5</text:span></text:p>
          </draw:text-box>
        </draw:frame>
        <draw:frame draw:style-name="gr4" draw:text-style-name="P2" draw:layer="layout" svg:width="0.306cm" svg:height="0.519cm" svg:x="8.594cm" svg:y="9.801cm">
          <draw:text-box>
            <text:p><text:span text:style-name="T1">6</text:span></text:p>
          </draw:text-box>
        </draw:frame>
        <draw:frame draw:style-name="gr6" draw:text-style-name="P3" draw:layer="layout" svg:width="0.397cm" svg:height="0.59cm" svg:x="7.204cm" svg:y="9.21cm">
          <draw:text-box>
            <text:p><text:span text:style-name="T2">3</text:span></text:p>
          </draw:text-box>
        </draw:frame>
        <draw:frame draw:style-name="gr6" draw:text-style-name="P3" draw:layer="layout" svg:width="0.597cm" svg:height="0.59cm" svg:x="6.504cm" svg:y="9.2cm">
          <draw:text-box>
            <text:p><text:span text:style-name="T2">0V</text:span></text:p>
          </draw:text-box>
        </draw:frame>
        <draw:frame draw:style-name="gr6" draw:text-style-name="P3" draw:layer="layout" svg:width="0.397cm" svg:height="0.59cm" svg:x="7.205cm" svg:y="9.61cm">
          <draw:text-box>
            <text:p><text:span text:style-name="T2">5</text:span></text:p>
          </draw:text-box>
        </draw:frame>
        <draw:frame draw:style-name="gr6" draw:text-style-name="P3" draw:layer="layout" svg:width="0.795cm" svg:height="0.59cm" svg:x="6.505cm" svg:y="9.6cm">
          <draw:text-box>
            <text:p><text:span text:style-name="T2">AC+</text:span></text:p>
          </draw:text-box>
        </draw:frame>
        <draw:frame draw:style-name="gr6" draw:text-style-name="P3" draw:layer="layout" svg:width="0.397cm" svg:height="0.59cm" svg:x="9.004cm" svg:y="8.81cm">
          <draw:text-box>
            <text:p><text:span text:style-name="T2">2</text:span></text:p>
          </draw:text-box>
        </draw:frame>
        <draw:frame draw:style-name="gr6" draw:text-style-name="P3" draw:layer="layout" svg:width="0.397cm" svg:height="0.59cm" svg:x="9.005cm" svg:y="9.21cm">
          <draw:text-box>
            <text:p><text:span text:style-name="T2">4</text:span></text:p>
          </draw:text-box>
        </draw:frame>
        <draw:frame draw:style-name="gr6" draw:text-style-name="P3" draw:layer="layout" svg:width="0.397cm" svg:height="0.59cm" svg:x="9.006cm" svg:y="9.61cm">
          <draw:text-box>
            <text:p><text:span text:style-name="T2">6</text:span></text:p>
          </draw:text-box>
        </draw:frame>
        <draw:frame draw:style-name="gr6" draw:text-style-name="P3" draw:layer="layout" svg:width="0.597cm" svg:height="0.59cm" svg:x="9.504cm" svg:y="8.8cm">
          <draw:text-box>
            <text:p><text:span text:style-name="T2">5V</text:span></text:p>
          </draw:text-box>
        </draw:frame>
        <draw:frame draw:style-name="gr6" draw:text-style-name="P3" draw:layer="layout" svg:width="0.795cm" svg:height="0.59cm" svg:x="9.505cm" svg:y="9.2cm">
          <draw:text-box>
            <text:p><text:span text:style-name="T2">AC-</text:span></text:p>
          </draw:text-box>
        </draw:frame>
        <draw:frame draw:style-name="gr6" draw:text-style-name="P3" draw:layer="layout" svg:width="0.795cm" svg:height="0.59cm" svg:x="9.506cm" svg:y="9.6cm">
          <draw:text-box>
            <text:p><text:span text:style-name="T2">AC+</text:span></text:p>
          </draw:text-box>
        </draw:frame>
        <draw:frame draw:style-name="gr6" draw:text-style-name="P5" draw:layer="layout" svg:width="1.196cm" svg:height="0.59cm" svg:x="3.004cm" svg:y="7.4cm">
          <draw:text-box>
            <text:p text:style-name="P4"><text:span text:style-name="T3">POWER</text:span></text:p>
          </draw:text-box>
        </draw:frame>
        <draw:custom-shape draw:style-name="gr1" draw:text-style-name="P1" draw:layer="layout" svg:width="1.2cm" svg:height="1.8cm" svg:x="2.99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6cm" svg:x="3.098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3" draw:text-style-name="P1" draw:layer="layout" svg:width="0.2cm" svg:height="0.201cm" svg:x="3.71cm" svg:y="2.607cm">
          <text:p/>
        </draw:ellipse>
        <draw:ellipse draw:style-name="gr3" draw:text-style-name="P1" draw:layer="layout" svg:width="0.2cm" svg:height="0.201cm" svg:x="3.711cm" svg:y="3.008cm">
          <text:p/>
        </draw:ellipse>
        <draw:ellipse draw:style-name="gr3" draw:text-style-name="P1" draw:layer="layout" svg:width="0.2cm" svg:height="0.201cm" svg:x="3.31cm" svg:y="2.607cm">
          <text:p/>
        </draw:ellipse>
        <draw:ellipse draw:style-name="gr3" draw:text-style-name="P1" draw:layer="layout" svg:width="0.2cm" svg:height="0.201cm" svg:x="3.311cm" svg:y="2.607cm">
          <text:p/>
        </draw:ellipse>
        <draw:ellipse draw:style-name="gr3" draw:text-style-name="P1" draw:layer="layout" svg:width="0.2cm" svg:height="0.201cm" svg:x="3.311cm" svg:y="3.008cm">
          <text:p/>
        </draw:ellipse>
        <draw:ellipse draw:style-name="gr3" draw:text-style-name="P1" draw:layer="layout" svg:width="0.2cm" svg:height="0.201cm" svg:x="3.312cm" svg:y="3.008cm">
          <text:p/>
        </draw:ellipse>
        <draw:ellipse draw:style-name="gr3" draw:text-style-name="P1" draw:layer="layout" svg:width="0.2cm" svg:height="0.201cm" svg:x="3.71cm" svg:y="3.41cm">
          <text:p/>
        </draw:ellipse>
        <draw:ellipse draw:style-name="gr3" draw:text-style-name="P1" draw:layer="layout" svg:width="0.2cm" svg:height="0.201cm" svg:x="3.711cm" svg:y="3.41cm">
          <text:p/>
        </draw:ellipse>
        <draw:ellipse draw:style-name="gr3" draw:text-style-name="P1" draw:layer="layout" svg:width="0.2cm" svg:height="0.201cm" svg:x="3.31cm" svg:y="3.41cm">
          <text:p/>
        </draw:ellipse>
        <draw:ellipse draw:style-name="gr3" draw:text-style-name="P1" draw:layer="layout" svg:width="0.2cm" svg:height="0.201cm" svg:x="3.311cm" svg:y="3.41cm">
          <text:p/>
        </draw:ellipse>
        <draw:frame draw:style-name="gr4" draw:text-style-name="P2" draw:layer="layout" svg:width="0.294cm" svg:height="0.522cm" svg:x="3.798cm" svg:y="3.505cm">
          <draw:text-box>
            <text:p><text:span text:style-name="T1">1</text:span></text:p>
          </draw:text-box>
        </draw:frame>
        <draw:custom-shape draw:style-name="gr5" draw:text-style-name="P1" draw:layer="layout" svg:width="0.101cm" svg:height="0.402cm" svg:x="4.098cm" svg:y="2.903cm">
          <text:p/>
          <draw:enhanced-geometry svg:viewBox="0 0 21600 21600" draw:type="rectangle" draw:enhanced-path="M 0 0 L 21600 0 21600 21600 0 21600 0 0 Z N"/>
        </draw:custom-shape>
        <draw:ellipse draw:style-name="gr3" draw:text-style-name="P1" draw:layer="layout" svg:width="0.2cm" svg:height="0.201cm" svg:x="3.711cm" svg:y="2.607cm">
          <text:p/>
        </draw:ellipse>
        <draw:ellipse draw:style-name="gr3" draw:text-style-name="P1" draw:layer="layout" svg:width="0.2cm" svg:height="0.201cm" svg:x="3.712cm" svg:y="3.008cm">
          <text:p/>
        </draw:ellipse>
        <draw:frame draw:style-name="gr6" draw:text-style-name="P3" draw:layer="layout" svg:width="0.597cm" svg:height="0.593cm" svg:x="2.3cm" svg:y="3.204cm">
          <draw:text-box>
            <text:p><text:span text:style-name="T2">5V</text:span></text:p>
          </draw:text-box>
        </draw:frame>
        <draw:frame draw:style-name="gr4" draw:text-style-name="P2" draw:layer="layout" svg:width="0.306cm" svg:height="0.522cm" svg:x="3.092cm" svg:y="3.506cm">
          <draw:text-box>
            <text:p><text:span text:style-name="T1">2</text:span></text:p>
          </draw:text-box>
        </draw:frame>
        <draw:frame draw:style-name="gr4" draw:text-style-name="P2" draw:layer="layout" svg:width="0.294cm" svg:height="0.521cm" svg:x="3.798cm" svg:y="2.2cm">
          <draw:text-box>
            <text:p><text:span text:style-name="T1">5</text:span></text:p>
          </draw:text-box>
        </draw:frame>
        <draw:frame draw:style-name="gr4" draw:text-style-name="P2" draw:layer="layout" svg:width="0.306cm" svg:height="0.521cm" svg:x="3.092cm" svg:y="2.201cm">
          <draw:text-box>
            <text:p><text:span text:style-name="T1">6</text:span></text:p>
          </draw:text-box>
        </draw:frame>
        <draw:frame draw:style-name="gr6" draw:text-style-name="P3" draw:layer="layout" svg:width="0.597cm" svg:height="0.592cm" svg:x="4.303cm" svg:y="2.803cm">
          <draw:text-box>
            <text:p><text:span text:style-name="T2">0V</text:span></text:p>
          </draw:text-box>
        </draw:frame>
        <draw:frame draw:style-name="gr6" draw:text-style-name="P3" draw:layer="layout" svg:width="0.697cm" svg:height="0.592cm" svg:x="2.3cm" svg:y="2.401cm">
          <draw:text-box>
            <text:p><text:span text:style-name="T2">AC+</text:span></text:p>
          </draw:text-box>
        </draw:frame>
        <draw:frame draw:style-name="gr6" draw:text-style-name="P3" draw:layer="layout" svg:width="0.597cm" svg:height="0.593cm" svg:x="4.303cm" svg:y="3.204cm">
          <draw:text-box>
            <text:p><text:span text:style-name="T2">5V</text:span></text:p>
          </draw:text-box>
        </draw:frame>
        <draw:frame draw:style-name="gr6" draw:text-style-name="P3" draw:layer="layout" svg:width="0.697cm" svg:height="0.592cm" svg:x="2.3cm" svg:y="2.813cm">
          <draw:text-box>
            <text:p><text:span text:style-name="T2">AC-</text:span></text:p>
          </draw:text-box>
        </draw:frame>
        <draw:frame draw:style-name="gr6" draw:text-style-name="P3" draw:layer="layout" svg:width="0.695cm" svg:height="0.592cm" svg:x="4.305cm" svg:y="2.401cm">
          <draw:text-box>
            <text:p><text:span text:style-name="T2">AC+</text:span></text:p>
          </draw:text-box>
        </draw:frame>
        <draw:frame draw:style-name="gr6" draw:text-style-name="P5" draw:layer="layout" svg:width="1.196cm" svg:height="0.592cm" svg:x="3.002cm" svg:y="4.008cm">
          <draw:text-box>
            <text:p text:style-name="P4"><text:span text:style-name="T3">POWER</text:span></text:p>
          </draw:text-box>
        </draw:frame>
        <draw:custom-shape draw:style-name="gr1" draw:text-style-name="P1" draw:layer="layout" svg:width="1.2cm" svg:height="1.8cm" svg:x="6.198cm" svg:y="2.1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6cm" svg:x="6.298cm" svg:y="2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3" draw:text-style-name="P1" draw:layer="layout" svg:width="0.2cm" svg:height="0.201cm" svg:x="6.91cm" svg:y="2.6cm">
          <text:p/>
        </draw:ellipse>
        <draw:ellipse draw:style-name="gr3" draw:text-style-name="P1" draw:layer="layout" svg:width="0.2cm" svg:height="0.201cm" svg:x="6.911cm" svg:y="3.001cm">
          <text:p/>
        </draw:ellipse>
        <draw:ellipse draw:style-name="gr3" draw:text-style-name="P1" draw:layer="layout" svg:width="0.2cm" svg:height="0.201cm" svg:x="6.51cm" svg:y="2.6cm">
          <text:p/>
        </draw:ellipse>
        <draw:ellipse draw:style-name="gr3" draw:text-style-name="P1" draw:layer="layout" svg:width="0.2cm" svg:height="0.201cm" svg:x="6.511cm" svg:y="2.6cm">
          <text:p/>
        </draw:ellipse>
        <draw:ellipse draw:style-name="gr3" draw:text-style-name="P1" draw:layer="layout" svg:width="0.2cm" svg:height="0.201cm" svg:x="6.511cm" svg:y="3.001cm">
          <text:p/>
        </draw:ellipse>
        <draw:ellipse draw:style-name="gr3" draw:text-style-name="P1" draw:layer="layout" svg:width="0.2cm" svg:height="0.201cm" svg:x="6.512cm" svg:y="3.001cm">
          <text:p/>
        </draw:ellipse>
        <draw:ellipse draw:style-name="gr3" draw:text-style-name="P1" draw:layer="layout" svg:width="0.2cm" svg:height="0.201cm" svg:x="6.91cm" svg:y="3.403cm">
          <text:p/>
        </draw:ellipse>
        <draw:ellipse draw:style-name="gr3" draw:text-style-name="P1" draw:layer="layout" svg:width="0.2cm" svg:height="0.201cm" svg:x="6.911cm" svg:y="3.403cm">
          <text:p/>
        </draw:ellipse>
        <draw:ellipse draw:style-name="gr3" draw:text-style-name="P1" draw:layer="layout" svg:width="0.2cm" svg:height="0.201cm" svg:x="6.51cm" svg:y="3.403cm">
          <text:p/>
        </draw:ellipse>
        <draw:ellipse draw:style-name="gr3" draw:text-style-name="P1" draw:layer="layout" svg:width="0.2cm" svg:height="0.201cm" svg:x="6.511cm" svg:y="3.403cm">
          <text:p/>
        </draw:ellipse>
        <draw:frame draw:style-name="gr4" draw:text-style-name="P2" draw:layer="layout" svg:width="0.294cm" svg:height="0.522cm" svg:x="6.998cm" svg:y="3.498cm">
          <draw:text-box>
            <text:p><text:span text:style-name="T1">1</text:span></text:p>
          </draw:text-box>
        </draw:frame>
        <draw:custom-shape draw:style-name="gr5" draw:text-style-name="P1" draw:layer="layout" svg:width="0.101cm" svg:height="0.402cm" svg:x="7.298cm" svg:y="2.896cm">
          <text:p/>
          <draw:enhanced-geometry svg:viewBox="0 0 21600 21600" draw:type="rectangle" draw:enhanced-path="M 0 0 L 21600 0 21600 21600 0 21600 0 0 Z N"/>
        </draw:custom-shape>
        <draw:ellipse draw:style-name="gr3" draw:text-style-name="P1" draw:layer="layout" svg:width="0.2cm" svg:height="0.201cm" svg:x="6.911cm" svg:y="2.6cm">
          <text:p/>
        </draw:ellipse>
        <draw:ellipse draw:style-name="gr3" draw:text-style-name="P1" draw:layer="layout" svg:width="0.2cm" svg:height="0.201cm" svg:x="6.912cm" svg:y="3.001cm">
          <text:p/>
        </draw:ellipse>
        <draw:frame draw:style-name="gr6" draw:text-style-name="P3" draw:layer="layout" svg:width="0.597cm" svg:height="0.593cm" svg:x="5.5cm" svg:y="3.197cm">
          <draw:text-box>
            <text:p><text:span text:style-name="T2">5V</text:span></text:p>
          </draw:text-box>
        </draw:frame>
        <draw:frame draw:style-name="gr4" draw:text-style-name="P2" draw:layer="layout" svg:width="0.306cm" svg:height="0.522cm" svg:x="6.292cm" svg:y="3.499cm">
          <draw:text-box>
            <text:p><text:span text:style-name="T1">2</text:span></text:p>
          </draw:text-box>
        </draw:frame>
        <draw:frame draw:style-name="gr4" draw:text-style-name="P2" draw:layer="layout" svg:width="0.294cm" svg:height="0.521cm" svg:x="6.998cm" svg:y="2.193cm">
          <draw:text-box>
            <text:p><text:span text:style-name="T1">5</text:span></text:p>
          </draw:text-box>
        </draw:frame>
        <draw:frame draw:style-name="gr4" draw:text-style-name="P2" draw:layer="layout" svg:width="0.306cm" svg:height="0.521cm" svg:x="6.292cm" svg:y="2.194cm">
          <draw:text-box>
            <text:p><text:span text:style-name="T1">6</text:span></text:p>
          </draw:text-box>
        </draw:frame>
        <draw:frame draw:style-name="gr6" draw:text-style-name="P3" draw:layer="layout" svg:width="0.597cm" svg:height="0.592cm" svg:x="7.503cm" svg:y="2.796cm">
          <draw:text-box>
            <text:p><text:span text:style-name="T2">0V</text:span></text:p>
          </draw:text-box>
        </draw:frame>
        <draw:frame draw:style-name="gr6" draw:text-style-name="P3" draw:layer="layout" svg:width="0.697cm" svg:height="0.592cm" svg:x="5.5cm" svg:y="2.394cm">
          <draw:text-box>
            <text:p><text:span text:style-name="T2">WB</text:span></text:p>
          </draw:text-box>
        </draw:frame>
        <draw:frame draw:style-name="gr6" draw:text-style-name="P3" draw:layer="layout" svg:width="0.597cm" svg:height="0.593cm" svg:x="7.503cm" svg:y="3.197cm">
          <draw:text-box>
            <text:p><text:span text:style-name="T2">5V</text:span></text:p>
          </draw:text-box>
        </draw:frame>
        <draw:frame draw:style-name="gr6" draw:text-style-name="P5" draw:layer="layout" svg:width="0.798cm" svg:height="0.592cm" svg:x="6.4cm" svg:y="4.001cm">
          <draw:text-box>
            <text:p text:style-name="P4"><text:span text:style-name="T3">DCC</text:span></text:p>
          </draw:text-box>
        </draw:frame>
        <draw:frame draw:style-name="gr6" draw:text-style-name="P3" draw:layer="layout" svg:width="0.696cm" svg:height="0.592cm" svg:x="7.504cm" svg:y="2.396cm">
          <draw:text-box>
            <text:p><text:span text:style-name="T2">WA</text:span></text:p>
          </draw:text-box>
        </draw:frame>
        <draw:frame draw:style-name="gr6" draw:text-style-name="P3" draw:layer="layout" svg:width="0.597cm" svg:height="0.592cm" svg:x="5.504cm" svg:y="2.796cm">
          <draw:text-box>
            <text:p><text:span text:style-name="T2">0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09-10-26T08:52:06.85</meta:creation-date>
    <dc:date>2024-11-07T19:40:57.02</dc:date>
    <meta:editing-duration>PT7H2M38S</meta:editing-duration>
    <meta:editing-cycles>43</meta:editing-cycles>
    <meta:generator>OpenOffice/4.1.15$Win32 OpenOffice.org_project/4115m2$Build-9813</meta:generator>
    <meta:printed-by>Karl Hartinger</meta:printed-by>
    <meta:print-date>2009-11-01T13:18:23.50</meta:print-date>
    <dc:creator>Karl Hartinger</dc:creator>
    <meta:document-statistic meta:object-count="146"/>
  </office:meta>
</office:document-meta>
</file>